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'Courier New', monospace"/>
    <style:font-face style:name="Ubuntu" svg:font-family="Ubuntu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3125in" table:align="left" style:shadow="none"/>
    </style:style>
    <style:style style:name="Table1.A" style:family="table-column">
      <style:table-column-properties style:column-width="2.691in"/>
    </style:style>
    <style:style style:name="Table1.B" style:family="table-column">
      <style:table-column-properties style:column-width="2.62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1597in" fo:border-left="0.05pt solid #000000" fo:border-right="none" fo:border-top="none" fo:border-bottom="0.05pt solid #000000"/>
    </style:style>
    <style:style style:name="Table1.B2" style:family="table-cell">
      <style:table-cell-properties fo:padding="0.1597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000000" style:font-name="DejaVu Sans Mono" fo:font-size="8.25pt" fo:letter-spacing="normal" fo:font-style="normal" fo:font-weight="normal" officeooo:rsid="0003e23e" loext:padding="0in" loext:border="none"/>
    </style:style>
    <style:style style:name="P2" style:family="paragraph" style:parent-style-name="Text_20_body">
      <style:text-properties officeooo:rsid="0003e23e" officeooo:paragraph-rsid="0003e23e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071af8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officeooo:rsid="0003e23e" officeooo:paragraph-rsid="00071af8"/>
    </style:style>
    <style:style style:name="P5" style:family="paragraph" style:parent-style-name="Text_20_body">
      <style:paragraph-properties fo:margin-top="0in" fo:margin-bottom="0in" loext:contextual-spacing="false" fo:line-height="100%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3e23e" loext:padding="0in" loext:border="none"/>
    </style:style>
    <style:style style:name="P6" style:family="paragraph" style:parent-style-name="Text_20_body">
      <style:paragraph-properties fo:margin-top="0in" fo:margin-bottom="0in" loext:contextual-spacing="false" fo:line-height="100%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4c18f" loext:padding="0in" loext:border="none"/>
    </style:style>
    <style:style style:name="P7" style:family="paragraph" style:parent-style-name="Text_20_body">
      <style:paragraph-properties fo:margin-top="0in" fo:margin-bottom="0in" loext:contextual-spacing="false" fo:line-height="100%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71af8" loext:padding="0in" loext:border="none"/>
    </style:style>
    <style:style style:name="P8" style:family="paragraph" style:parent-style-name="Text_20_body">
      <style:paragraph-properties fo:margin-top="0in" fo:margin-bottom="0in" loext:contextual-spacing="false" fo:line-height="100%" fo:padding="0in" fo:border="none"/>
      <style:text-properties fo:font-variant="normal" fo:text-transform="none" fo:color="#000000" style:font-name="DejaVu Sans Mono" fo:font-size="8.25pt" fo:letter-spacing="normal" fo:font-style="normal" fo:font-weight="normal" officeooo:rsid="00001310" officeooo:paragraph-rsid="00001310" loext:padding="0in" loext:border="none"/>
    </style:style>
    <style:style style:name="P9" style:family="paragraph" style:parent-style-name="Text_20_body">
      <style:paragraph-properties fo:margin-top="0in" fo:margin-bottom="0in" loext:contextual-spacing="false" fo:line-height="100%" fo:padding="0in" fo:border="none"/>
      <style:text-properties fo:font-variant="normal" fo:text-transform="none" fo:color="#000000" style:font-name="DejaVu Sans Mono" fo:font-size="8.25pt" fo:letter-spacing="normal" fo:font-style="normal" fo:font-weight="normal" officeooo:rsid="00001310" officeooo:paragraph-rsid="0001faa2" loext:padding="0in" loext:border="none"/>
    </style:style>
    <style:style style:name="P10" style:family="paragraph" style:parent-style-name="Text_20_body">
      <style:paragraph-properties fo:margin-top="0in" fo:margin-bottom="0in" loext:contextual-spacing="false" fo:line-height="100%" fo:padding="0in" fo:border="none"/>
      <style:text-properties fo:font-variant="normal" fo:text-transform="none" fo:color="#000000" style:font-name="DejaVu Sans Mono" fo:font-size="8.25pt" fo:letter-spacing="normal" fo:font-style="normal" fo:font-weight="normal" officeooo:rsid="00001310" officeooo:paragraph-rsid="00057a9c" loext:padding="0in" loext:border="none"/>
    </style:style>
    <style:style style:name="P11" style:family="paragraph" style:parent-style-name="Text_20_body">
      <style:paragraph-properties fo:margin-top="0in" fo:margin-bottom="0in" loext:contextual-spacing="false" fo:line-height="100%" fo:padding="0in" fo:border="none"/>
      <style:text-properties fo:font-variant="normal" fo:text-transform="none" fo:color="#000000" style:font-name="DejaVu Sans Mono" fo:font-size="8.25pt" fo:letter-spacing="normal" fo:font-style="normal" fo:font-weight="normal" officeooo:rsid="00001310" officeooo:paragraph-rsid="00071af8" loext:padding="0in" loext:border="none"/>
    </style:style>
    <style:style style:name="P12" style:family="paragraph" style:parent-style-name="Text_20_body">
      <style:paragraph-properties fo:margin-top="0in" fo:margin-bottom="0in" loext:contextual-spacing="false" fo:line-height="100%" fo:text-align="start" style:justify-single-word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rsid="0003e23e" officeooo:paragraph-rsid="00057a9c" loext:padding="0in" loext:border="none"/>
    </style:style>
    <style:style style:name="P13" style:family="paragraph" style:parent-style-name="Text_20_body">
      <style:paragraph-properties fo:margin-top="0in" fo:margin-bottom="0in" loext:contextual-spacing="false" fo:line-height="100%" fo:text-align="start" style:justify-single-word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rsid="0003e23e" officeooo:paragraph-rsid="00071af8" loext:padding="0in" loext:border="none"/>
    </style:style>
    <style:style style:name="P14" style:family="paragraph" style:parent-style-name="Text_20_body">
      <style:paragraph-properties fo:margin-top="0in" fo:margin-bottom="0in" loext:contextual-spacing="false" fo:line-height="100%" fo:padding="0in" fo:border="none"/>
      <style:text-properties fo:font-variant="normal" fo:text-transform="none" fo:color="#729fcf" style:font-name="DejaVu Sans Mono" fo:font-size="8.25pt" fo:letter-spacing="normal" fo:font-style="normal" fo:font-weight="normal" officeooo:rsid="00001310" officeooo:paragraph-rsid="0001faa2" loext:padding="0in" loext:border="none"/>
    </style:style>
    <style:style style:name="P15" style:family="paragraph" style:parent-style-name="Text_20_body">
      <style:paragraph-properties fo:margin-top="0in" fo:margin-bottom="0in" loext:contextual-spacing="false" fo:line-height="100%" fo:text-align="start" style:justify-single-word="false" fo:padding="0in" fo:border="none"/>
      <style:text-properties fo:font-variant="normal" fo:text-transform="none" fo:color="#729fcf" style:font-name="DejaVu Sans Mono" fo:font-size="8.25pt" fo:letter-spacing="normal" fo:font-style="normal" fo:font-weight="normal" officeooo:rsid="00001310" officeooo:paragraph-rsid="00057a9c" loext:padding="0in" loext:border="none"/>
    </style:style>
    <style:style style:name="P16" style:family="paragraph" style:parent-style-name="Text_20_body">
      <style:paragraph-properties fo:margin-top="0in" fo:margin-bottom="0in" loext:contextual-spacing="false" fo:line-height="100%" fo:text-align="start" style:justify-single-word="false" fo:padding="0in" fo:border="none"/>
      <style:text-properties fo:font-variant="normal" fo:text-transform="none" fo:color="#729fcf" style:font-name="DejaVu Sans Mono" fo:font-size="8.25pt" fo:letter-spacing="normal" fo:font-style="normal" fo:font-weight="normal" officeooo:rsid="00001310" officeooo:paragraph-rsid="00071af8" loext:padding="0in" loext:border="none"/>
    </style:style>
    <style:style style:name="P17" style:family="paragraph" style:parent-style-name="Text_20_body">
      <style:paragraph-properties fo:margin-top="0in" fo:margin-bottom="0in" loext:contextual-spacing="false" fo:line-height="100%" fo:padding="0in" fo:border="none"/>
      <style:text-properties fo:font-variant="normal" fo:text-transform="none" fo:color="#729fcf" style:font-name="DejaVu Sans Mono" fo:font-size="8.25pt" fo:letter-spacing="normal" fo:font-style="normal" fo:font-weight="normal" officeooo:rsid="00001310" officeooo:paragraph-rsid="00071af8" loext:padding="0in" loext:border="none"/>
    </style:style>
    <style:style style:name="P18" style:family="paragraph" style:parent-style-name="Text_20_body">
      <style:paragraph-properties fo:margin-top="0in" fo:margin-bottom="0in" loext:contextual-spacing="false" fo:line-height="100%" fo:padding="0in" fo:border="none"/>
      <style:text-properties fo:color="#000000" style:font-name="DejaVu Sans Mono" fo:font-size="8.25pt" officeooo:paragraph-rsid="0004c18f" loext:padding="0in" loext:border="none"/>
    </style:style>
    <style:style style:name="P19" style:family="paragraph" style:parent-style-name="Text_20_body">
      <style:paragraph-properties fo:margin-top="0in" fo:margin-bottom="0in" loext:contextual-spacing="false" fo:line-height="100%" fo:padding="0in" fo:border="none"/>
      <style:text-properties fo:color="#000000" style:font-name="DejaVu Sans Mono" fo:font-size="8.25pt" officeooo:paragraph-rsid="00071af8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0c7e6" loext:padding="0in" loext:border="none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3dc97" loext:padding="0in" loext:border="none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71af8"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729fcf" style:font-name="DejaVu Sans Mono" fo:font-size="8.25pt" fo:letter-spacing="normal" fo:font-style="normal" fo:font-weight="normal" officeooo:paragraph-rsid="0003dc97" loext:padding="0.0193in" loext:border="0.06pt solid #000000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729fcf" style:font-name="DejaVu Sans Mono" fo:font-size="8.25pt" fo:letter-spacing="normal" fo:font-style="normal" fo:font-weight="normal" officeooo:paragraph-rsid="00071af8" loext:padding="0.0193in" loext:border="0.06pt solid #000000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a40000" style:font-name="DejaVu Sans Mono" fo:font-size="8.25pt" fo:letter-spacing="normal" fo:font-style="normal" fo:font-weight="normal" officeooo:paragraph-rsid="00071af8" loext:padding="0.0193in" loext:border="0.06pt solid #000000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71af8" loext:padding="0in" loext:border="none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d4a5e" loext:padding="0in" loext:border="none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a40000" style:font-name="DejaVu Sans Mono" fo:font-size="8.25pt" fo:letter-spacing="normal" fo:font-style="normal" fo:font-weight="normal" officeooo:paragraph-rsid="00071af8" loext:padding="0.0193in" loext:border="0.06pt solid #000000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a40000" style:font-name="DejaVu Sans Mono" fo:font-size="8.25pt" fo:letter-spacing="normal" fo:font-style="normal" fo:font-weight="normal" officeooo:paragraph-rsid="000d4a5e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729fcf" style:font-name="DejaVu Sans Mono" fo:font-size="8.25pt" fo:letter-spacing="normal" fo:font-style="normal" fo:font-weight="normal" officeooo:paragraph-rsid="00071af8" loext:padding="0in" loext:border="none"/>
    </style:style>
    <style:style style:name="P31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01310" loext:padding="0in" loext:border="none"/>
    </style:style>
    <style:style style:name="P32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01310" loext:padding="0in" loext:border="none"/>
    </style:style>
    <style:style style:name="P33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3dc97" loext:padding="0in" loext:border="none"/>
    </style:style>
    <style:style style:name="P34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729fcf" style:font-name="DejaVu Sans Mono" fo:font-size="8.25pt" fo:letter-spacing="normal" fo:font-style="normal" fo:font-weight="normal" officeooo:paragraph-rsid="00001310" loext:padding="0in" loext:border="none"/>
    </style:style>
    <style:style style:name="P35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4c18f" loext:padding="0in" loext:border="none"/>
    </style:style>
    <style:style style:name="P36" style:family="paragraph" style:parent-style-name="Text_20_body">
      <style:paragraph-properties fo:margin-left="0.4925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729fcf" style:font-name="DejaVu Sans Mono" fo:font-size="8.25pt" fo:letter-spacing="normal" fo:font-style="normal" fo:font-weight="normal" officeooo:paragraph-rsid="0004c18f" loext:padding="0in" loext:border="none"/>
    </style:style>
    <style:style style:name="P37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01310" loext:padding="0in" loext:border="none"/>
    </style:style>
    <style:style style:name="P38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a40000" style:font-name="DejaVu Sans Mono" fo:font-size="8.25pt" fo:letter-spacing="normal" fo:font-style="normal" fo:font-weight="normal" officeooo:paragraph-rsid="00001310" loext:padding="0in" loext:border="none"/>
    </style:style>
    <style:style style:name="P39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3e23e" loext:padding="0in" loext:border="none"/>
    </style:style>
    <style:style style:name="P40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01310" loext:padding="0in" loext:border="none"/>
    </style:style>
    <style:style style:name="P41" style:family="paragraph" style:parent-style-name="Text_20_body">
      <style:paragraph-properties fo:margin-left="0.9846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4c18f" loext:padding="0in" loext:border="none"/>
    </style:style>
    <style:style style:name="P42" style:family="paragraph" style:parent-style-name="Text_20_body">
      <style:paragraph-properties fo:margin-left="1.4772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a40000" style:font-name="DejaVu Sans Mono" fo:font-size="8.25pt" fo:letter-spacing="normal" fo:font-style="normal" fo:font-weight="normal" officeooo:paragraph-rsid="0003e23e" loext:padding="0.0193in" loext:border="0.06pt solid #000000"/>
    </style:style>
    <style:style style:name="P43" style:family="paragraph" style:parent-style-name="Text_20_body">
      <style:paragraph-properties fo:margin-left="1.4772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a40000" style:font-name="DejaVu Sans Mono" fo:font-size="8.25pt" fo:letter-spacing="normal" fo:font-style="normal" fo:font-weight="normal" officeooo:paragraph-rsid="0003e23e" loext:padding="0.0193in" loext:border="0.06pt solid #000000"/>
    </style:style>
    <style:style style:name="P4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71af8" loext:padding="0in" loext:border="none"/>
    </style:style>
    <style:style style:name="P4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000000" style:font-name="DejaVu Sans Mono" fo:font-size="8.25pt" fo:letter-spacing="normal" fo:font-style="normal" fo:font-weight="normal" officeooo:paragraph-rsid="000aced7" loext:padding="0in" loext:border="none"/>
    </style:style>
    <style:style style:name="P4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variant="normal" fo:text-transform="none" fo:color="#729fcf" style:font-name="DejaVu Sans Mono" fo:font-size="8.25pt" fo:letter-spacing="normal" fo:font-style="normal" fo:font-weight="normal" officeooo:paragraph-rsid="00071af8" loext:padding="0in" loext:border="none"/>
    </style:style>
    <style:style style:name="T1" style:family="text">
      <style:text-properties fo:color="#204a87"/>
    </style:style>
    <style:style style:name="T2" style:family="text">
      <style:text-properties fo:color="#4e9a06"/>
    </style:style>
    <style:style style:name="T3" style:family="text">
      <style:text-properties fo:color="#a40000"/>
    </style:style>
    <style:style style:name="T4" style:family="text">
      <style:text-properties fo:color="#a40000" officeooo:rsid="0003dc97"/>
    </style:style>
    <style:style style:name="T5" style:family="text">
      <style:text-properties fo:color="#729fcf"/>
    </style:style>
    <style:style style:name="T6" style:family="text">
      <style:text-properties fo:color="#729fcf" officeooo:rsid="0003dc97"/>
    </style:style>
    <style:style style:name="T7" style:family="text">
      <style:text-properties fo:color="#ad7fa8"/>
    </style:style>
    <style:style style:name="T8" style:family="text">
      <style:text-properties fo:color="#ad7fa8" loext:padding="0in" loext:border="none"/>
    </style:style>
    <style:style style:name="T9" style:family="text">
      <style:text-properties fo:font-variant="normal" fo:text-transform="none" fo:color="#204a87" fo:letter-spacing="normal" fo:font-style="normal" fo:font-weight="normal"/>
    </style:style>
    <style:style style:name="T10" style:family="text">
      <style:text-properties fo:font-variant="normal" fo:text-transform="none" fo:color="#4e9a06" fo:letter-spacing="normal" fo:font-style="normal" fo:font-weight="normal"/>
    </style:style>
    <style:style style:name="T11" style:family="text">
      <style:text-properties fo:font-variant="normal" fo:text-transform="none" fo:color="#729fcf" fo:letter-spacing="normal" fo:font-style="normal" fo:font-weight="normal" officeooo:rsid="0003dc97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officeooo:rsid="0001faa2"/>
    </style:style>
    <style:style style:name="T14" style:family="text">
      <style:text-properties officeooo:rsid="0003dc97" loext:padding="0in" loext:border="none"/>
    </style:style>
    <style:style style:name="T15" style:family="text">
      <style:text-properties loext:padding="0in" loext:border="none"/>
    </style:style>
    <style:style style:name="T16" style:family="text">
      <style:text-properties officeooo:rsid="00001310"/>
    </style:style>
    <style:style style:name="T17" style:family="text">
      <style:text-properties fo:color="#000000" loext:padding="0in" loext:border="none"/>
    </style:style>
    <style:style style:name="T18" style:family="text">
      <style:text-properties officeooo:rsid="00071af8"/>
    </style:style>
    <style:style style:name="T19" style:family="text">
      <style:text-properties fo:color="#ff3333"/>
    </style:style>
    <style:style style:name="T20" style:family="text">
      <style:text-properties fo:color="#ff3333" loext:padding="0in" loext:border="none"/>
    </style:style>
    <style:style style:name="T21" style:family="text">
      <style:text-properties fo:color="#ff3333" officeooo:rsid="000d4a5e"/>
    </style:style>
    <style:style style:name="T22" style:family="text">
      <style:text-properties fo:color="#ff3333" fo:font-size="10pt" fo:font-weight="bold" officeooo:rsid="000d4a5e" style:font-size-asian="10pt" style:font-weight-asian="bold" style:font-size-complex="10pt" style:font-weight-complex="bold"/>
    </style:style>
    <style:style style:name="T23" style:family="text">
      <style:text-properties fo:color="#ff3333" fo:font-size="10pt" officeooo:rsid="000d4a5e" style:font-size-asian="10pt" style:font-size-complex="10pt"/>
    </style:style>
    <style:style style:name="T24" style:family="text">
      <style:text-properties officeooo:rsid="000b4caa"/>
    </style:style>
    <style:style style:name="T25" style:family="text">
      <style:text-properties officeooo:rsid="000d4a5e"/>
    </style:style>
    <style:style style:name="T26" style:family="text">
      <style:text-properties fo:font-weight="bold" officeooo:rsid="000d4a5e" style:font-weight-asian="bold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0d4a5e" style:font-size-asian="10pt" style:font-size-complex="10pt"/>
    </style:style>
    <style:style style:name="T29" style:family="text">
      <style:text-properties fo:font-size="10pt" fo:font-weight="bold" officeooo:rsid="000d4a5e" style:font-size-asian="10pt" style:font-weight-asian="bold" style:font-size-complex="10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bullet text:level="2" text:style-name="Bullet_20_Symbols" style:num-suffix="." text:bullet-char="•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-0.1965in" text:min-label-width="0.1965in"/>
      </text:list-level-style-bullet>
      <text:list-level-style-number text:level="4" text:style-name="Numbering_20_Symbols" style:num-suffix="." style:num-format="1">
        <style:list-level-properties text:space-before="-0.1965in" text:min-label-width="0.1965in"/>
      </text:list-level-style-number>
      <text:list-level-style-number text:level="5" text:style-name="Numbering_20_Symbols" style:num-suffix="." style:num-format="1">
        <style:list-level-properties text:space-before="-0.1965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number text:level="2" text:style-name="Numbering_20_Symbols" style:num-suffix="." style:num-format="1">
        <style:list-level-properties text:space-before="-0.1965in" text:min-label-width="0.1965in"/>
      </text:list-level-style-number>
      <text:list-level-style-bullet text:level="3" text:style-name="Bullet_20_Symbols" style:num-suffix="." text:bullet-char="•">
        <style:list-level-properties text:space-before="-0.1965in" text:min-label-width="0.1965in"/>
      </text:list-level-style-bullet>
      <text:list-level-style-bullet text:level="4" text:style-name="Bullet_20_Symbols" style:num-suffix="." text:bullet-char="•">
        <style:list-level-properties text:space-before="-0.1965in" text:min-label-width="0.1965in"/>
      </text:list-level-style-bullet>
      <text:list-level-style-number text:level="5" text:style-name="Numbering_20_Symbols" style:num-suffix="." style:num-format="1">
        <style:list-level-properties text:space-before="-0.1965in" text:min-label-width="0.1965in"/>
      </text:list-level-style-number>
      <text:list-level-style-number text:level="6" text:style-name="Numbering_20_Symbols" style:num-suffix="." style:num-format="1">
        <style:list-level-properties text:space-before="-0.1965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number text:level="2" text:style-name="Numbering_20_Symbols" style:num-suffix="." style:num-format="1">
        <style:list-level-properties text:space-before="-0.1965in" text:min-label-width="0.1965in"/>
      </text:list-level-style-number>
      <text:list-level-style-bullet text:level="3" text:style-name="Bullet_20_Symbols" style:num-suffix="." text:bullet-char="•">
        <style:list-level-properties text:space-before="-0.1965in" text:min-label-width="0.1965in"/>
      </text:list-level-style-bullet>
      <text:list-level-style-bullet text:level="4" text:style-name="Bullet_20_Symbols" style:num-suffix="." text:bullet-char="•">
        <style:list-level-properties text:space-before="-0.1965in" text:min-label-width="0.1965in"/>
      </text:list-level-style-bullet>
      <text:list-level-style-number text:level="5" text:style-name="Numbering_20_Symbols" style:num-suffix="." style:num-format="1">
        <style:list-level-properties text:space-before="-0.1965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Edges.<text:span text:style-name="T18">geojson</text:span></text:p>
          </table:table-cell>
          <table:table-cell table:style-name="Table1.B1" office:value-type="string">
            <text:p text:style-name="P4">Nodes.<text:span text:style-name="T18">geojson</text:span></text:p>
          </table:table-cell>
        </table:table-row>
        <table:table-row>
          <table:table-cell table:style-name="Table1.A2" office:value-type="string">
            <text:p text:style-name="P22"><text:span text:style-name="T6">{</text:span></text:p>
            <text:p text:style-name="P22"><text:span text:style-name="T1"><text:s text:c="2"/>"type"</text:span>:<text:span text:style-name="T2">"FeatureCollection"</text:span>,</text:p>
            <text:p text:style-name="P7"><text:span text:style-name="T1"><text:s text:c="2"/>"features"</text:span>:<text:span text:style-name="T4">[</text:span></text:p>
            <text:p text:style-name="P24"><text:span text:style-name="T14"><text:s text:c="2"/>{</text:span></text:p>
            <text:p text:style-name="P22"><text:span text:style-name="T1"><text:s text:c="4"/>"type"</text:span>:<text:span text:style-name="T2">"Feature"</text:span>,</text:p>
            <text:p text:style-name="P22"><text:span text:style-name="T1"><text:s text:c="4"/>"geometry"</text:span>:<text:span text:style-name="T6">{</text:span></text:p>
            <text:p text:style-name="P22"><text:span text:style-name="T1"><text:s text:c="6"/>"type"</text:span>:<text:span text:style-name="T2">"LineString"</text:span>,</text:p>
            <text:p text:style-name="P22"><text:span text:style-name="T1"><text:s text:c="6"/>"coordinates"</text:span>:<text:span text:style-name="T4">[</text:span></text:p>
            <text:p text:style-name="P25"><text:span text:style-name="T14"><text:s text:c="8"/>[</text:span><text:span text:style-name="T20">14.434785, 50.07245</text:span><text:span text:style-name="T15">]</text:span><text:span text:style-name="T17">,</text:span></text:p>
            <text:p text:style-name="P25"><text:span text:style-name="T14"><text:s text:c="8"/>[</text:span><text:span text:style-name="T20">14.434735, 50.07255</text:span><text:span text:style-name="T15">]</text:span></text:p>
            <text:p text:style-name="P29"><text:s text:c="6"/>] <text:s text:c="4"/><text:span text:style-name="T27"><text:s text:c="9"/></text:span><text:span text:style-name="T22">↖location</text:span></text:p>
            <text:p text:style-name="P22"><text:span text:style-name="T5"><text:s text:c="4"/>}</text:span>,</text:p>
            <text:p text:style-name="P22"><text:span text:style-name="T1"><text:s text:c="4"/>"properties"</text:span>:<text:span text:style-name="T6">{</text:span></text:p>
            <text:p text:style-name="P22"><text:span text:style-name="T1"><text:s text:c="6"/>"length"</text:span>:<text:span text:style-name="T7">13</text:span>,</text:p>
            <text:p text:style-name="P22"><text:span text:style-name="T1"><text:s text:c="6"/>"roadtype"</text:span>:<text:span text:style-name="T2">"RESIDENTIAL"</text:span>,</text:p>
            <text:p text:style-name="P27"><text:span text:style-name="T1"><text:s text:c="6"/>"attractivity"</text:span>:<text:span text:style-name="T19">24 <text:s text:c="2"/></text:span><text:span text:style-name="T22">←score</text:span></text:p>
            <text:p text:style-name="P30"><text:s text:c="4"/>}</text:p>
            <text:p text:style-name="P11"><text:span text:style-name="T5"><text:s text:c="2"/>}</text:span>,</text:p>
            <text:p text:style-name="P11"><text:s text:c="2"/>... <text:span text:style-name="T13">more edges </text:span>... </text:p>
            <text:p text:style-name="P17">}</text:p>
          </table:table-cell>
          <table:table-cell table:style-name="Table1.B2" office:value-type="string">
            <text:p text:style-name="P19"><text:span text:style-name="T11"/></text:p>
            <text:p text:style-name="P19"><text:span text:style-name="T11"/></text:p>
            <text:p text:style-name="P19"><text:span text:style-name="T11">{</text:span></text:p>
            <text:p text:style-name="P19"><text:span text:style-name="T9"><text:s text:c="2"/>"type"</text:span><text:span text:style-name="T12">:</text:span><text:span text:style-name="T10">"FeatureCollection"</text:span><text:span text:style-name="T12">,</text:span></text:p>
            <text:p text:style-name="P7"><text:span text:style-name="T1"><text:s text:c="2"/>"features"</text:span>:<text:span text:style-name="T4">[</text:span></text:p>
            <text:p text:style-name="P7"><text:span text:style-name="T6"><text:s text:c="2"/>{</text:span></text:p>
            <text:p text:style-name="P22"><text:span text:style-name="T1"><text:s text:c="4"/>"type"</text:span>:<text:span text:style-name="T2">"Feature"</text:span>,</text:p>
            <text:p text:style-name="P22"><text:span text:style-name="T1"><text:s text:c="4"/>"geometry"</text:span>:<text:span text:style-name="T6">{</text:span></text:p>
            <text:p text:style-name="P22"><text:span text:style-name="T1"><text:s text:c="6"/>"type"</text:span>:<text:span text:style-name="T2">"Point"</text:span>,</text:p>
            <text:p text:style-name="P45"><text:span text:style-name="T1"><text:s text:c="6"/>"coordinates"</text:span>:</text:p>
            <text:p text:style-name="P45"><text:span text:style-name="T4"><text:s text:c="8"/>[</text:span><text:span text:style-name="T7">14.434785</text:span>,<text:span text:style-name="T7">50.07245</text:span><text:span text:style-name="T3">]</text:span></text:p>
            <text:p text:style-name="P22"><text:span text:style-name="T5"><text:s text:c="4"/>}</text:span>,</text:p>
            <text:p text:style-name="P22"><text:span text:style-name="T1"><text:s text:c="4"/>"properties"</text:span>:<text:span text:style-name="T6">{</text:span></text:p>
            <text:p text:style-name="P22"><text:span text:style-name="T1"><text:s text:c="6"/>"id"</text:span>:<text:span text:style-name="T7">1109</text:span>,</text:p>
            <text:p text:style-name="P22"><text:span text:style-name="T1"><text:s text:c="6"/>"ele"</text:span>:<text:span text:style-name="T7">250365</text:span></text:p>
            <text:p text:style-name="P30"><text:s text:c="4"/>}</text:p>
            <text:p text:style-name="P13"><text:span text:style-name="T5"><text:s text:c="2"/>}</text:span><text:span text:style-name="T16">,</text:span></text:p>
            <text:p text:style-name="P11"><text:s text:c="2"/>... <text:span text:style-name="T13">more nodes </text:span>... </text:p>
            <text:p text:style-name="P16">}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'Courier New', monospace"/>
    <style:font-face style:name="Ubuntu" svg:font-family="Ubuntu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201in" fo:page-height="3.5201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3:51:42.745481431</meta:creation-date>
    <dc:date>2017-06-14T14:13:47.132287841</dc:date>
    <meta:editing-duration>PT11M38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2" meta:paragraph-count="39" meta:word-count="49" meta:character-count="624" meta:non-whitespace-character-count="453"/>
  </office:meta>
</office:document-meta>
</file>